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fecha_anuncio</text:p>
          </table:table-cell>
          <table:table-cell table:style-name="Default" office:value-type="string" calcext:value-type="string">
            <text:p>fecha_alta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lugar</text:p>
          </table:table-cell>
          <table:table-cell office:value-type="string" calcext:value-type="string">
            <text:p>región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masculin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ospital de Emergencias de Villa El Salvador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recibió ventilación espontánea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masculin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ospital de Emergencias de Villa El Salvador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recibió ventilación espontánea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masculin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ospital de Emergencias de Villa El Salvador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recibió ventilación espontáne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3-29T18:51:32.347363685</meta:creation-date>
    <dc:date>2020-03-29T18:55:48.452098427</dc:date>
    <dc:creator>Jesus Castagnetto</dc:creator>
    <meta:editing-duration>PT4M16S</meta:editing-duration>
    <meta:editing-cycles>1</meta:editing-cycles>
    <meta:document-statistic meta:table-count="1" meta:cell-count="28" meta:object-count="0"/>
    <meta:generator>LibreOffice/6.3.5.2$Linux_X86_64 LibreOffice_project/30$Build-2</meta:generator>
  </office:meta>
</office:document-meta>
</file>